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19f9" officeooo:paragraph-rsid="001e19f9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e19f9" officeooo:paragraph-rsid="001e19f9"/>
    </style:style>
    <style:style style:name="P3" style:family="paragraph" style:parent-style-name="Standard" style:list-style-name="L1">
      <style:paragraph-properties fo:text-align="start" style:justify-single-word="false"/>
      <style:text-properties fo:font-style="normal" officeooo:rsid="001e1deb" officeooo:paragraph-rsid="001e1deb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4pt" officeooo:rsid="001e19f9" officeooo:paragraph-rsid="001e19f9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ef808"/>
    </style:style>
    <style:style style:name="T4" style:family="text">
      <style:text-properties officeooo:rsid="001f56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ODIFICHE</text:p>
      <text:p text:style-name="P1"/>
      <text:list xml:id="list3334240768" text:style-name="L1">
        <text:list-item>
          <text:p text:style-name="P2">Nella classe Registrazione, inerente al caso d’uso “Registrarsi” l’attributo identificativo è stato eliminato e rimpiazzato dall’attributo cliente, inoltre, all’interno della stessa, per semplificazione, sono stati eliminati i metodi riguardanti l’invio della mail e l’accettazione delle condizioni ed è stato aggiunto un metodo per il controllo della password inserita.</text:p>
          <text:p text:style-name="P2"><text:span text:style-name="T3">Infine nel</text:span> caso d’uso “registrarsi” non viene più richiesto di inserire la mail ma un nome utente inventato <text:span text:style-name="T3">e non viene più inviata una mail di conferma, ma viene mostrato un messaggio in console di avvenuta registrazione, le condizione sono supposte accettate.</text:span></text:p>
        </text:list-item>
        <text:list-item>
          <text:p text:style-name="P2">Nella classe Autenticazione, inerente al caso d’uso “Autenticarsi”, sono stati modificati gli attributi ed è stato inserito un nuovo metodo per il recupero della password, che utilizza la frase di suggerimento inserita dal cliente in fase di registrazione.</text:p>
        </text:list-item>
        <text:list-item>
          <text:p text:style-name="P2">La classe Cliente è stata semplificata: il metodo <text:span text:style-name="T1">selezionaposto() </text:span><text:span text:style-name="T2">è stato spostato nella classe sala, ogni nuovo cliente è supposto avere l’abbonamento attivo.</text:span></text:p>
        </text:list-item>
        <text:list-item>
          <text:p text:style-name="P3">Alla classe Preventivo è stato aggiunto il metodo per il calcolo del totale, relativo al caso d’uso del calcolo del totale.</text:p>
        </text:list-item>
        <text:list-item>
          <text:p text:style-name="P3">Alla classe Cinema è stato inserito il metodo per la ricerca del cinema inerente al caso d’uso “ricerca cinema”.</text:p>
        </text:list-item>
        <text:list-item>
          <text:p text:style-name="P3">Alla classe film è stato inserito il metodo per la ricerca del film all’interno del cinema inerente al caso d’uso “ricerca film”.</text:p>
        </text:list-item>
        <text:list-item>
          <text:p text:style-name="P3">Alla classe Biglietto è stato inserito il metodo, che mostra il riepilogo del biglietto.</text:p>
        </text:list-item>
        <text:list-item>
          <text:p text:style-name="P3">Sono stati eliminati, per semplificare, i casi d’uso di scelta di orario e data, l’orario viene scelto liberamente, mentre la data è presa in automatico quella del giorno corrente.</text:p>
        </text:list-item>
        <text:list-item>
          <text:p text:style-name="P3">è stata creata una classe (SQLDataBase) per la gestione di un database, che ha lo scopo di salvare i dati degli utenti registrati e i posti selezionati, le mappe delle sale vengono resettate ogni giorn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7T18:06:56.756000000</meta:creation-date>
    <dc:date>2017-09-18T10:57:59.723000000</dc:date>
    <meta:editing-duration>PT12M19S</meta:editing-duration>
    <meta:editing-cycles>2</meta:editing-cycles>
    <meta:generator>LibreOffice/5.3.0.3$Windows_x86 LibreOffice_project/7074905676c47b82bbcfbea1aeefc84afe1c50e1</meta:generator>
    <meta:document-statistic meta:table-count="0" meta:image-count="0" meta:object-count="0" meta:page-count="1" meta:paragraph-count="11" meta:word-count="301" meta:character-count="1909" meta:non-whitespace-character-count="1628"/>
  </office:meta>
</office:document-meta>
</file>